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uk" fo:country="UA"/>
    </style:style>
    <style:style style:name="P2" style:parent-style-name="Normal" style:family="paragraph">
      <style:text-properties fo:font-size="10pt" style:font-size-asian="10pt" style:font-size-complex="10pt" fo:language="uk" fo:country="UA"/>
    </style:style>
    <style:style style:name="P3" style:parent-style-name="Normal" style:family="paragraph">
      <style:text-properties fo:font-size="10pt" style:font-size-asian="10pt" style:font-size-complex="10pt" fo:language="uk" fo:country="UA"/>
    </style:style>
    <style:style style:name="P4" style:parent-style-name="Normal" style:family="paragraph">
      <style:text-properties fo:font-size="10pt" style:font-size-asian="10pt" style:font-size-complex="10pt" fo:language="uk" fo:country="UA"/>
    </style:style>
    <style:style style:name="P5" style:parent-style-name="Normal" style:family="paragraph">
      <style:text-properties fo:font-size="10pt" style:font-size-asian="10pt" style:font-size-complex="10pt" fo:language="uk" fo:country="UA"/>
    </style:style>
    <style:style style:name="T6" style:parent-style-name="DefaultParagraphFont" style:family="text">
      <style:text-properties fo:font-size="10pt" style:font-size-asian="10pt" style:font-size-complex="10pt" fo:language="uk" fo:country="UA"/>
    </style:style>
  </office:automatic-styles>
  <office:body>
    <office:text text:use-soft-page-breaks="true">
      <text:p text:style-name="P1"/>
      <text:p text:style-name="P2">1.1 Визначити та описати проблему, вирішенню якої буде присвячена курсова робота.</text:p>
      <text:p text:style-name="P3"/>
      <text:p text:style-name="P4">У сучасному світі важко уявити собі людину, яка б не була зареєстрована принаймні в одній з соціальних мереж. Для молоді соц. мережі - це вікно у світ знайомств, можливостей та розваг. Однією з найбільш популярних вважають Instagram. Ця мережа набрала популярність як у нас, так і за кордоном.<text:s/></text:p>
      <text:p text:style-name="P5">А як відомо, чим більше людей використовують якийсь продукт, тим більш функціональним він стає. Але, на жаль, розробники не можуть вдовольнити абсолютно всіх користувачів та зі зростанням їх кількості зростає необхідність у створенні додаткового функціоналу. Наразі Instagram має досить широкий спектр можливостей, але активний "юзер" часто помічає, що не вистачає статистики ведення облікового запису.<text:s/></text:p>
      <text:p text:style-name="Normal"><text:span text:style-name="T6">Наразі розроблено багато додатків, які допомагають користувачам відслідковувати статистику аккаунта чи робити відкладені пости, але я досі не знайшов реально зручного сервіса, який би поєднував у собі ці можливості. Автоматизація та статистика завжди йшли окремо і моя курсова робота виправить цю проблему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Жека Мороз</meta:initial-creator>
    <dc:creator>Жека Мороз</dc:creator>
    <meta:creation-date>2018-02-24T18:11:00Z</meta:creation-date>
    <dc:date>2018-02-24T18:11:00Z</dc:date>
    <meta:template xlink:href="Normal.dotm" xlink:type="simple"/>
    <meta:editing-cycles>1</meta:editing-cycles>
    <meta:editing-duration>PT0S</meta:editing-duration>
    <meta:document-statistic meta:page-count="1" meta:paragraph-count="2" meta:word-count="162" meta:character-count="1089" meta:row-count="7" meta:non-whitespace-character-count="929"/>
  </office:meta>
</office:document-meta>
</file>